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79 odcinek 2</text:p>
      <text:p text:style-name="P1"/>
      <text:p text:style-name="P2">Etap I</text:p>
      <text:p text:style-name="P3"/>
      <text:p text:style-name="P3">w którym mieście rośnie lasek buloński <text:s text:c="51"/></text:p>
      <text:p text:style-name="P3">z gry na którym instrumencie slynie Krystian Zimmerman</text:p>
      <text:p text:style-name="P3">czy Mieszko II był koronowany na króla Polski</text:p>
      <text:p text:style-name="P3">jak nazywa się nauka o roślinach</text:p>
      <text:p text:style-name="P3">przy której ulicy mieści się nowojorska giełda</text:p>
      <text:p text:style-name="P3">jak nazywa się otwór w igle służący do nawlekania nitki</text:p>
      <text:p text:style-name="P3">co oznacza łacińskie post factum</text:p>
      <text:p text:style-name="P3">nad którą rzeką leży Wiedeń <text:s text:c="67"/><text:span text:style-name="T1"><text:s/>Dunaj</text:span></text:p>
      <text:p text:style-name="P3">jak nazywa się niebieskawo zielonkawy nalot na miedzi</text:p>
      <text:p text:style-name="P3">historia wypędzenia Adama i Ewy opisana jest w NT czy w ST</text:p>
      <text:p text:style-name="P3">jak z języka niemieckiego nazywają się pozostałości po zaparzonej kawie</text:p>
      <text:p text:style-name="P3">częścią którego kontynentu jest półwysep skandynawski <text:s text:c="30"/><text:span text:style-name="T1">Europa</text:span></text:p>
      <text:p text:style-name="P3">czy szarotka alpejska jest w Polsce pod ochroną <text:s text:c="42"/><text:span text:style-name="T1"><text:s/>TAK</text:span></text:p>
      <text:p text:style-name="P3">ile dni po Hiroszimie zrzucono bombę atomową na Nagasaki <text:s text:c="17"/><text:span text:style-name="T1"><text:s text:c="5"/>trzy </text:span></text:p>
      <text:p text:style-name="P3">czy sześcian jest prostopadłościanem <text:s text:c="58"/><text:span text:style-name="T1"><text:s text:c="2"/>TAK</text:span></text:p>
      <text:p text:style-name="P3">Wielki Tydzień to ostatnia część którego okresu <text:s text:c="42"/><text:span text:style-name="T1"><text:s/>Wielki Post</text:span></text:p>
      <text:p text:style-name="P3">z czego zostały uszyte Nowe szaty cesarza <text:s text:c="49"/><text:span text:style-name="T1"><text:s text:c="3"/>nic</text:span></text:p>
      <text:p text:style-name="P3">czy indyjski polityk Mahatma Gandhi zmarł śmiercią naturalną <text:s text:c="19"/><text:span text:style-name="T1">w zamachu</text:span></text:p>
      <text:p text:style-name="P3">co rozpętał Franek Dolas <text:s text:c="77"/><text:span text:style-name="T1"><text:s text:c="3"/>II WŚ</text:span></text:p>
      <text:p text:style-name="P3">rzeczownik to część zdania czy część mowy <text:s text:c="48"/><text:span text:style-name="T1"><text:s/>mowa</text:span></text:p>
      <text:p text:style-name="P2"/>
      <text:p text:style-name="P2">Etap II</text:p>
      <text:p text:style-name="P2"/>
      <text:p text:style-name="P3">czy tropik to nazwa zewnętrznego czy wewnętrznego pokrycia namiotu <text:s text:c="6"/><text:span text:style-name="T1">zewnątrz</text:span></text:p>
      <text:p text:style-name="P3">na polecenie którego króla wzniesiono kaplicę zygmuntowska na Wawelu <text:s text:c="2"/><text:span text:style-name="T1"><text:s/>Zygmunst Stary</text:span></text:p>
      <text:p text:style-name="P3">jak nazywa się świecenia górnych warstw atmosfery <text:s text:c="35"/><text:span text:style-name="T1"><text:s text:c="2"/>zorza polarna</text:span></text:p>
      <text:p text:style-name="P3">w granicach którego miasta znajduje się Las Kabacki <text:s text:c="36"/><text:span text:style-name="T1">Warszaw</text:span>a</text:p>
      <text:p text:style-name="P3">jeden cal to więcej czy mniej niż 25 mm <text:s text:c="54"/><text:span text:style-name="T1"><text:s text:c="3"/>więcej</text:span></text:p>
      <text:p text:style-name="P3">w którym stuleciu Wróblewski i Olszewski skroplili tlen i azot <text:s text:c="20"/><text:span text:style-name="T1"><text:s text:c="2"/>XIX w.</text:span></text:p>
      <text:p text:style-name="P3">ile lat miał kapitan w tytule powieści Juliusz Verne <text:s text:c="39"/><text:span text:style-name="T1"><text:s/>15</text:span></text:p>
      <text:p text:style-name="P3">jak z angielskiego nazywa się gra pojedyńcza w tenisie <text:s text:c="32"/><text:span text:style-name="T1"><text:s text:c="2"/>singiel</text:span></text:p>
      <text:p text:style-name="P3">czy tyranozaurus rex był wodnym czy lądowym</text:p>
      <text:p text:style-name="P3">który stopień wojskowy jest najwyższy w marynarce wojennej <text:s text:c="20"/><text:span text:style-name="T1"><text:s/>admirał</text:span></text:p>
      <text:p text:style-name="P3">ulęgałka to owoc którego rodzaju drzewa <text:s text:c="55"/><text:span text:style-name="T1">gruszka</text:span></text:p>
      <text:p text:style-name="P3">czy estry są związkami organicznymi <text:s text:c="60"/><text:span text:style-name="T1"><text:s text:c="2"/>TAK </text:span></text:p>
      <text:p text:style-name="P3">którą chorobę nazwano czarną śmiercią <text:s text:c="57"/><text:span text:style-name="T1"><text:s/>dżuma</text:span></text:p>
      <text:p text:style-name="P3">jak brzmi liczba mnoga liceum <text:s text:c="72"/><text:span text:style-name="T1">licea</text:span></text:p>
      <text:p text:style-name="P3">w których górach wznosi się szczyt Baranie nogi <text:s text:c="42"/><text:span text:style-name="T1"><text:s/>Tatry</text:span></text:p>
      <text:p text:style-name="P3">z ilu izb składa się parlament GB <text:s text:c="66"/><text:span text:style-name="T1"><text:s text:c="2"/>dwie</text:span></text:p>
      <text:p text:style-name="P3">co było pierwsze sms czy e-mail <text:s text:c="69"/><text:span text:style-name="T1"><text:s/>e-mail</text:span></text:p>
      <text:p text:style-name="P3">plener <text:s/>z którego języka pochodzi ten zwrot <text:s text:c="45"/><text:span text:style-name="T1"><text:s text:c="2"/>francuskiego</text:span></text:p>
      <text:p text:style-name="P3">jak nazywa się w legendzie arturiańskiej siedziba gdzie był okrągły stół <text:s text:c="4"/><text:span text:style-name="T1"><text:s text:c="2"/>Camelot</text:span></text:p>
      <text:p text:style-name="P3"><text:soft-page-break/>prędkość, pęd, częstotliwość co nie jest wektorem <text:s text:c="40"/><text:span text:style-name="T1"><text:s text:c="2"/>częst.</text:span></text:p>
      <text:p text:style-name="P3">miasto Waranassi jest największym ośrodkiem w Indiach, nad którą rzeką <text:s/><text:span text:style-name="T1"><text:s/>Ganges</text:span></text:p>
      <text:p text:style-name="P3">jak nazywali się Indianie którym przewodził Heronimo <text:s text:c="32"/><text:span text:style-name="T1">Apacze</text:span></text:p>
      <text:p text:style-name="P3">który związek jest stosowany w gaśnicach śniegowych <text:s text:c="31"/><text:span text:style-name="T1"><text:s/>CO2</text:span></text:p>
      <text:p text:style-name="P3">kim był Prometeusz bogiem, tytanem czy herosem <text:s text:c="38"/><text:span text:style-name="T1"><text:s/>tytan</text:span></text:p>
      <text:p text:style-name="P3">kto powołuje Szefa CBA <text:s text:c="79"/><text:span text:style-name="T1"><text:s/>premier</text:span></text:p>
      <text:p text:style-name="P3">które grzyby pomagają w procesie produkcji piwa, wina chleba <text:s text:c="17"/><text:span text:style-name="T1"><text:s text:c="2"/>drożdże</text:span></text:p>
      <text:p text:style-name="P3">nogi zająca w gwarze myśliwskiej to <text:s text:c="61"/><text:span text:style-name="T1">skoki</text:span></text:p>
      <text:p text:style-name="P3">bonżurka to domowy ubiór mężczyzn czy kobiet <text:s text:c="42"/><text:span text:style-name="T1">men</text:span></text:p>
      <text:p text:style-name="P3">jakiego koloru są kwiaty ogórka <text:s text:c="67"/><text:span text:style-name="T1"><text:s text:c="2"/>żółte</text:span></text:p>
      <text:p text:style-name="P3">które miasto jest stolicą Bawarii <text:s text:c="67"/><text:span text:style-name="T1"><text:s/>Monachiu</text:span>m</text:p>
      <text:p text:style-name="P3">w którym stuleciu działał Evangelista Torrelli <text:s text:c="47"/><text:span text:style-name="T1"><text:s/>XVII w.</text:span></text:p>
      <text:p text:style-name="P3">w którym utworze B. Prusa czytamy o metalu lżejszym od powietrza <text:s text:c="6"/><text:span text:style-name="T1"><text:s text:c="3"/>Lalka</text:span></text:p>
      <text:p text:style-name="P3">wymień trzy państwa założycieli OPEC <text:s text:c="52"/><text:span text:style-name="T1">Iran, Irak, Arabia</text:span></text:p>
      <text:p text:style-name="P3">z którego zwierzęcia pochodziło złote runo <text:s text:c="50"/><text:span text:style-name="T1"><text:s/>baran</text:span></text:p>
      <text:p text:style-name="P3">osoba zatrudniona na etat pow 10 lat przysługuje 20 czy 26 lat urlopu <text:s text:c="8"/><text:span text:style-name="T1"><text:s/>26</text:span></text:p>
      <text:p text:style-name="P3">jak ma na imię dr House <text:s text:c="80"/><text:span text:style-name="T1"><text:s text:c="2"/>Gregory</text:span></text:p>
      <text:p text:style-name="P3">jak nazywa się gwiazdozbiór z Kastorem i Polluks <text:s text:c="39"/><text:span text:style-name="T1"><text:s text:c="2"/>bliźnięta</text:span></text:p>
      <text:p text:style-name="P3">jak w XVI i XVII wieku nazywano wyznawców kalwinizmu we Francji <text:s text:c="7"/><text:span text:style-name="T1"><text:s/>hugenoci</text:span></text:p>
      <text:p text:style-name="P3">jaka jest naukowa nazwa fiołka alpejskiego <text:s text:c="51"/><text:span text:style-name="T1"><text:s text:c="2"/>cyklamen</text:span></text:p>
      <text:p text:style-name="P3"/>
      <text:p text:style-name="P2">Etap III</text:p>
      <text:p text:style-name="P2"/>
      <text:p text:style-name="P3">które holenderskie miasto jest siedzibą parlamentu, dworu królewskiego <text:s text:c="8"/><text:span text:style-name="T1"><text:s/>Haga</text:span></text:p>
      <text:p text:style-name="P3">czy zespół Downa jest chorobą zakaźną czy genetyczną <text:s text:c="34"/></text:p>
      <text:p text:style-name="P3">imperatyw kategoryczny to pojęcie którego filozofa <text:s text:c="40"/><text:span text:style-name="T1"><text:s text:c="2"/>Kant</text:span></text:p>
      <text:p text:style-name="P3">w którym mieście ma siedzibę sląskie centrum chorób serca <text:s text:c="26"/><text:span text:style-name="T1">Zabrze</text:span></text:p>
      <text:p text:style-name="P3">w której brażny działała tytułowa firma <text:s text:c="2"/>w powieści <text:s text:c="26"/></text:p>
      <text:p text:style-name="P3">swiąteczne ciasto kugiel to specjalność wyznawców której religii <text:s text:c="17"/><text:span text:style-name="T1"><text:s/>judaizm</text:span></text:p>
      <text:p text:style-name="P3">w skład której kończyny wchodzą kość piszczelowa i strzałkowa <text:s text:c="18"/><text:span text:style-name="T1"><text:s/>doln</text:span>a</text:p>
      <text:p text:style-name="P3">którą dyscyplinę uprawiał przed wojną Henryk Dobrzański Hubal <text:s text:c="16"/><text:span text:style-name="T1"><text:s/>jazda konna</text:span></text:p>
      <text:p text:style-name="P3">strategiem którego miasta państwa był Perykles <text:s text:c="43"/><text:span text:style-name="T1"><text:s text:c="2"/>Ateny</text:span></text:p>
      <text:p text:style-name="P3">czy istnieją ssaki które mają ciało pokryte łuskami <text:s text:c="40"/><text:span text:style-name="T1"><text:s/>TAK </text:span></text:p>
      <text:p text:style-name="P3">który konstytucyjny organ pańśtwowy stoi na straży niezawisłości sędziów i sądów </text:p>
      <text:p text:style-name="P3">Krajowa Rada Sądownictwa</text:p>
      <text:p text:style-name="P3">który dramat Słowackiego opera Goplana <text:s text:c="53"/><text:span text:style-name="T1"><text:s text:c="2"/>Balladyna</text:span></text:p>
      <text:p text:style-name="P3">czy liczba 33 jest liczbą pierwszą <text:s text:c="69"/><text:span text:style-name="T1">NIE </text:span></text:p>
      <text:p text:style-name="P3">na którym kontynencie żyją Pasztunowie <text:s text:c="56"/><text:span text:style-name="T1"><text:s/>Azja</text:span></text:p>
      <text:p text:style-name="P3">Lamia Reno podarowała jednej ze staruszek dżem z prawdziwych owoców <text:s text:c="3"/><text:span text:style-name="T1">truskawki</text:span></text:p>
      <text:p text:style-name="P3">które polskie miasto Jazz na Starówce <text:s text:c="55"/><text:span text:style-name="T1"><text:s/>Warszawa</text:span></text:p>
      <text:p text:style-name="P3">w ktorym wieku panował Michał Korybut Wiśniowiecki <text:s text:c="27"/><text:span text:style-name="T1">XVII</text:span></text:p>
      <text:p text:style-name="P3">z kim mistrz Polikarp prowadzi rozmowę <text:s text:c="51"/><text:span text:style-name="T1">śmierć</text:span></text:p>
      <text:p text:style-name="P3">czy szermierka jest dyscypliną olimpijską <text:s text:c="50"/><text:span text:style-name="T1"><text:s/>TAK </text:span></text:p>
      <text:p text:style-name="P3">w którym państwie nagroda Gonkurtów <text:s text:c="54"/><text:span text:style-name="T1">Francja</text:span></text:p>
      <text:p text:style-name="P3">jak z greki sztyka prowadzenia sporów <text:s text:c="56"/><text:span text:style-name="T1">erystyka</text:span></text:p>
      <text:p text:style-name="P3">na ile ponumerowanych przegródek ruletka <text:s text:c="48"/><text:span text:style-name="T1"><text:s/>37</text:span></text:p>
      <text:p text:style-name="P3">które państwo skandynawskie nie jest członkiem UE <text:s text:c="32"/><text:span text:style-name="T1"><text:s/>Norwegia</text:span></text:p>
      <text:p text:style-name="P3">czyje życiorysy opisuje hagiografia <text:s text:c="61"/><text:span text:style-name="T1">święci</text:span></text:p>
      <text:p text:style-name="P3"><text:soft-page-break/>Andromeda to niebo północne czy południowe <text:s text:c="41"/><text:span text:style-name="T1"><text:s text:c="2"/>północn</text:span>e</text:p>
      <text:p text:style-name="P3">kto napisał libretto do opery król Roger <text:s text:c="39"/><text:span text:style-name="T1"><text:s/>Jarosław Iwaszkiewicz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30T19:44:46.89</meta:creation-date>
    <meta:document-statistic meta:table-count="0" meta:image-count="0" meta:object-count="0" meta:page-count="3" meta:paragraph-count="90" meta:word-count="710" meta:character-count="7693"/>
    <dc:date>2014-08-30T20:18:47.37</dc:date>
    <meta:editing-duration>PT00H01M39S</meta:editing-duration>
    <meta:editing-cycles>1</meta:editing-cycles>
    <meta:generator>OpenOffice.ux.pl/3.1$Win32 OpenOffice.org_project/310m11$Build-39399</meta:generator>
  </office:meta>
</office:document-meta>
</file>